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SemiExpandedMedium" svg:font-family="'Inconsolata SemiExpandedMedium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5.471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11.128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2.905cm" fo:min-width="13.658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5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297cm" fo:min-width="2.638cm"/>
    </style:style>
    <style:style style:name="gr7" style:family="graphic" style:parent-style-name="standard">
      <style:graphic-properties draw:textarea-horizontal-align="justify" draw:textarea-vertical-align="middle" draw:auto-grow-height="false" fo:min-height="1.297cm" fo:min-width="3.07cm"/>
    </style:style>
    <style:style style:name="gr8" style:family="graphic" style:parent-style-name="standard">
      <style:graphic-properties draw:textarea-horizontal-align="justify" draw:textarea-vertical-align="middle" draw:auto-grow-height="false" fo:min-height="1.208cm" fo:min-width="2.487cm"/>
    </style:style>
    <style:style style:name="gr9" style:family="graphic" style:parent-style-name="standard">
      <style:graphic-properties draw:stroke="none" svg:stroke-color="#000000" draw:fill="none" draw:fill-color="#ffffff" fo:min-height="4.478cm"/>
    </style:style>
    <style:style style:name="gr10" style:family="graphic" style:parent-style-name="standard">
      <style:graphic-properties draw:stroke="none" svg:stroke-color="#000000" draw:fill="none" draw:fill-color="#ffffff" fo:min-height="4.325cm"/>
    </style:style>
    <style:style style:name="gr11" style:family="graphic" style:parent-style-name="standard">
      <style:graphic-properties draw:stroke="none" svg:stroke-color="#000000" draw:fill="none" draw:fill-color="#ffffff" fo:min-height="3.824cm"/>
    </style:style>
    <style:style style:name="gr12" style:family="graphic" style:parent-style-name="standard">
      <style:graphic-properties draw:stroke="none" svg:stroke-color="#000000" draw:fill="none" draw:fill-color="#ffffff" fo:min-height="3.671cm"/>
    </style:style>
    <style:style style:name="gr13" style:family="graphic" style:parent-style-name="standard">
      <style:graphic-properties draw:stroke="none" svg:stroke-color="#000000" draw:fill="none" draw:fill-color="#ffffff" fo:min-height="7.822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2.49cm"/>
    </style:style>
    <style:style style:name="gr16" style:family="graphic" style:parent-style-name="standard">
      <style:graphic-properties draw:stroke="none" svg:stroke-color="#000000" draw:fill="none" draw:fill-color="#ffffff" fo:min-height="4.413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12.576cm"/>
    </style:style>
    <style:style style:name="gr18" style:family="graphic" style:parent-style-name="standard">
      <style:graphic-properties draw:stroke="none" svg:stroke-color="#000000" draw:fill="none" draw:fill-color="#ffffff" fo:min-height="10.396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fo:color="#0033b3" style:text-outline="false" style:text-line-through-style="none" style:text-line-through-type="none" style:font-name="Inconsolata SemiExpandedMedium" fo:font-size="13.5pt" fo:text-shadow="none" style:text-underline-style="none" fo:font-weight="normal" style:letter-kerning="true" style:font-name-asian="Inconsolata SemiExpandedMedium" style:font-size-asian="13.5pt" style:font-weight-asian="normal" style:font-name-complex="Inconsolata SemiExpandedMedium" style:font-size-complex="13.5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80808" style:text-outline="false" style:text-line-through-style="none" style:text-line-through-type="none" style:font-name="Inconsolata SemiExpandedMedium" fo:font-size="13.5pt" fo:text-shadow="none" style:text-underline-style="none" fo:font-weight="normal" style:letter-kerning="true" style:font-name-asian="Inconsolata SemiExpandedMedium" style:font-size-asian="13.5pt" style:font-weight-asian="normal" style:font-name-complex="Inconsolata SemiExpandedMedium" style:font-size-complex="13.5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c8c8c" style:text-outline="false" style:text-line-through-style="none" style:text-line-through-type="none" style:font-name="Inconsolata SemiExpandedMedium" fo:font-size="13.5pt" fo:font-style="italic" fo:text-shadow="none" style:text-underline-style="none" fo:font-weight="normal" style:letter-kerning="true" style:font-name-asian="Inconsolata SemiExpandedMedium" style:font-size-asian="13.5pt" style:font-style-asian="italic" style:font-weight-asian="normal" style:font-name-complex="Inconsolata SemiExpandedMedium" style:font-size-complex="13.5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3b3" style:text-outline="false" style:text-line-through-style="none" style:text-line-through-type="none" style:font-name="Inconsolata SemiExpandedMedium" fo:font-size="13.5pt" fo:font-style="italic" fo:text-shadow="none" style:text-underline-style="none" fo:font-weight="normal" style:letter-kerning="true" style:font-name-asian="Inconsolata SemiExpandedMedium" style:font-size-asian="13.5pt" style:font-style-asian="italic" style:font-weight-asian="normal" style:font-name-complex="Inconsolata SemiExpandedMedium" style:font-size-complex="13.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Inconsolata SemiExpandedMedium" fo:font-size="13.5pt" fo:font-style="italic" fo:text-shadow="none" style:text-underline-style="none" fo:font-weight="normal" style:letter-kerning="true" style:font-name-asian="Inconsolata SemiExpandedMedium" style:font-size-asian="13.5pt" style:font-style-asian="italic" style:font-weight-asian="normal" style:font-name-complex="Inconsolata SemiExpandedMedium" style:font-size-complex="13.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3b3" style:text-outline="false" style:text-line-through-style="none" style:text-line-through-type="none" style:font-name="Inconsolata SemiExpandedMedium" fo:font-size="13.5pt" fo:font-style="normal" fo:text-shadow="none" style:text-underline-style="none" fo:font-weight="normal" style:letter-kerning="true" style:font-name-asian="Inconsolata SemiExpandedMedium" style:font-size-asian="13.5pt" style:font-style-asian="normal" style:font-weight-asian="normal" style:font-name-complex="Inconsolata SemiExpandedMedium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80808" style:text-outline="false" style:text-line-through-style="none" style:text-line-through-type="none" style:font-name="Inconsolata SemiExpandedMedium" fo:font-size="13.5pt" fo:font-style="normal" fo:text-shadow="none" style:text-underline-style="none" fo:font-weight="normal" style:letter-kerning="true" style:font-name-asian="Inconsolata SemiExpandedMedium" style:font-size-asian="13.5pt" style:font-style-asian="normal" style:font-weight-asian="normal" style:font-name-complex="Inconsolata SemiExpandedMedium" style:font-size-complex="13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971cm" svg:height="0.632cm" svg:x="2.986cm" svg:y="11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1.628cm" svg:height="0.632cm" svg:x="4.586cm" svg:y="15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4.158cm" svg:height="3.155cm" svg:x="5.086cm" svg:y="16.3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05cm" svg:height="1.425cm" svg:x="1.223cm" svg:y="2.84cm">
          <text:p text:style-name="P2">Packe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7.618cm" svg:height="0.962cm" svg:x="0.882cm" svg:y="0.933cm">
          <draw:text-box>
            <text:p>How to persist a package</text:p>
          </draw:text-box>
        </draw:frame>
        <draw:custom-shape draw:style-name="gr6" draw:text-style-name="P2" draw:layer="layout" svg:width="3.138cm" svg:height="1.547cm" svg:x="5.559cm" svg:y="2.787cm">
          <text:p text:style-name="P2">Mapp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138cm" svg:height="1.547cm" svg:x="10.06cm" svg:y="2.787cm">
          <text:p text:style-name="P2">Deco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57cm" svg:height="1.547cm" svg:x="14.061cm" svg:y="2.787cm">
          <text:p text:style-name="P2">Deserializ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57cm" svg:height="1.547cm" svg:x="18.462cm" svg:y="2.787cm">
          <text:p text:style-name="P2">DB-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2.986cm" svg:height="2.332cm" svg:x="24.152cm" svg:y="2.54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5" xml:id="id2" draw:id="id2" draw:layer="layout" svg:width="4.576cm" svg:height="4.728cm" svg:x="5.24cm" svg:y="5.16cm">
          <draw:text-box>
            <text:p text:style-name="P4"><text:span text:style-name="T1">Mapper determine the storage layout. </text:span></text:p>
            <text:p text:style-name="P4"><text:span text:style-name="T1">One table per sender or </text:span></text:p>
            <text:p text:style-name="P4"><text:span text:style-name="T1">one table for each observable (e.g. temp) or one table for each room?</text:span></text:p>
          </draw:text-box>
        </draw:frame>
        <draw:frame draw:style-name="gr10" draw:text-style-name="P5" xml:id="id3" draw:id="id3" draw:layer="layout" svg:width="4.576cm" svg:height="4.575cm" svg:x="9.84cm" svg:y="5.16cm">
          <draw:text-box>
            <text:p text:style-name="P4"><text:span text:style-name="T1">Decode from different payload decodings. </text:span></text:p>
            <text:p text:style-name="P4"><text:span text:style-name="T1">JSON, XML,</text:span></text:p>
            <text:p text:style-name="P4"><text:span text:style-name="T1">Pickle, etc. to</text:span></text:p>
            <text:p text:style-name="P4"><text:span text:style-name="T1">Python data structures.</text:span></text:p>
          </draw:text-box>
        </draw:frame>
        <draw:frame draw:style-name="gr11" draw:text-style-name="P5" xml:id="id5" draw:id="id5" draw:layer="layout" svg:width="4.576cm" svg:height="4.074cm" svg:x="13.84cm" svg:y="5.16cm">
          <draw:text-box>
            <text:p text:style-name="P4"><text:span text:style-name="T1">Deserialize to</text:span></text:p>
            <text:p text:style-name="P4"><text:span text:style-name="T1">values with Python types.</text:span></text:p>
          </draw:text-box>
        </draw:frame>
        <draw:frame draw:style-name="gr12" draw:text-style-name="P5" xml:id="id10" draw:id="id10" draw:layer="layout" svg:width="4.576cm" svg:height="3.921cm" svg:x="18.24cm" svg:y="5.16cm">
          <draw:text-box>
            <text:p text:style-name="P4"><text:span text:style-name="T1">Generate Tables, Columns.</text:span></text:p>
            <text:p text:style-name="P4"><text:span text:style-name="T1">Transforms Python to DB-Types</text:span></text:p>
          </draw:text-box>
        </draw:frame>
        <draw:frame draw:style-name="gr13" draw:text-style-name="P5" draw:layer="layout" svg:width="4.576cm" svg:height="8.072cm" svg:x="23.24cm" svg:y="5.16cm">
          <draw:text-box>
            <text:p text:style-name="P4"><text:span text:style-name="T1">Stores all</text:span></text:p>
          </draw:text-box>
        </draw:frame>
        <draw:connector draw:style-name="gr14" draw:text-style-name="P2" draw:layer="layout" svg:x1="5.971cm" svg:y1="11.827cm" svg:x2="7.528cm" svg:y2="9.888cm" draw:start-shape="id1" draw:start-glue-point="0" draw:end-shape="id2" svg:d="M5971 11827v-970h1557v-969" svg:viewBox="0 0 1558 1940">
          <text:p/>
        </draw:connector>
        <draw:connector draw:style-name="gr14" draw:text-style-name="P2" draw:layer="layout" svg:x1="12.128cm" svg:y1="9.735cm" svg:x2="10.4cm" svg:y2="15.327cm" draw:start-shape="id3" draw:start-glue-point="2" draw:end-shape="id4" draw:end-glue-point="0" svg:d="M12128 9735v2796h-1728v2796" svg:viewBox="0 0 1729 5593">
          <text:p/>
        </draw:connector>
        <draw:connector draw:style-name="gr14" draw:text-style-name="P2" draw:layer="layout" svg:x1="16.128cm" svg:y1="9.234cm" svg:x2="19.244cm" svg:y2="17.904cm" draw:start-shape="id5" draw:start-glue-point="2" draw:end-shape="id6" draw:end-glue-point="1" svg:d="M16128 9234v3546h3617v5124h-501" svg:viewBox="0 0 3618 8671">
          <text:p/>
        </draw:connector>
        <draw:custom-shape draw:style-name="gr15" draw:text-style-name="P1" xml:id="id7" draw:id="id7" draw:layer="layout" svg:width="2.99cm" svg:height="0.632cm" svg:x="1.086cm" svg:y="6.3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971cm" svg:height="0.632cm" svg:x="4.086cm" svg:y="14.427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2.581cm" svg:y1="6.959cm" svg:x2="4.086cm" svg:y2="14.743cm" draw:start-shape="id7" draw:end-shape="id8" draw:end-glue-point="3" svg:d="M2581 6959v7784h1505" svg:viewBox="0 0 1506 7785">
          <text:p/>
        </draw:connector>
        <draw:frame draw:style-name="gr16" draw:text-style-name="P5" draw:layer="layout" svg:width="3.313cm" svg:height="4.663cm" svg:x="0.942cm" svg:y="5.159cm">
          <draw:text-box>
            <text:p text:style-name="P4"><text:span text:style-name="T1">Incoming Packet.</text:span></text:p>
            <text:p text:style-name="P4"><text:span text:style-name="T1">Topic,</text:span></text:p>
            <text:p text:style-name="P4"><text:span text:style-name="T1">Sender, Session, Data</text:span></text:p>
          </draw:text-box>
        </draw:frame>
        <draw:custom-shape draw:style-name="gr17" draw:text-style-name="P1" xml:id="id9" draw:id="id9" draw:layer="layout" svg:width="13.076cm" svg:height="0.632cm" svg:x="2.986cm" svg:y="12.827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6.062cm" svg:y1="13.143cm" svg:x2="20.528cm" svg:y2="9.081cm" draw:start-shape="id9" draw:start-glue-point="1" draw:end-shape="id10" draw:end-glue-point="2" svg:d="M16062 13143h4466v-4062" svg:viewBox="0 0 4467 4063">
          <text:p/>
        </draw:connector>
        <draw:frame draw:style-name="gr18" draw:text-style-name="P7" draw:layer="layout" svg:width="23.253cm" svg:height="10.646cm" svg:x="2.827cm" svg:y="11.243cm">
          <draw:text-box>
            <text:p text:style-name="P6"><text:span text:style-name="T2">amqtt_db</text:span><text:span text:style-name="T3">:</text:span><text:span text:style-name="T3"><text:line-break/></text:span><text:span text:style-name="T3"> <text:s/></text:span><text:span text:style-name="T2">db_mapper </text:span><text:span text:style-name="T3">: wide</text:span></text:p>
            <text:p text:style-name="P6"><text:span text:style-name="T3"><text:line-break/></text:span><text:span text:style-name="T4"> <text:s/></text:span><text:span text:style-name="T5">db_connection:</text:span><text:span text:style-name="T6">'sqlite:///test_topic.sqlite'</text:span><text:span text:style-name="T4"><text:line-break/></text:span><text:span text:style-name="T4"><text:line-break/></text:span><text:span text:style-name="T4"> <text:s/></text:span><text:span text:style-name="T7">payload </text:span><text:span text:style-name="T8">:</text:span><text:span text:style-name="T8"><text:line-break/></text:span><text:span text:style-name="T8"> <text:s text:c="3"/></text:span><text:span text:style-name="T7">tinkershop/trh </text:span><text:span text:style-name="T8">:</text:span></text:p>
            <text:p text:style-name="P6"><text:span text:style-name="T8"><text:line-break/></text:span><text:span text:style-name="T8"> <text:s text:c="5"/></text:span><text:span text:style-name="T7">amqtt_db.payload.json_decoder.JSONDecoder </text:span><text:span text:style-name="T8">:</text:span></text:p>
            <text:p text:style-name="P6"><text:span text:style-name="T8"><text:line-break/></text:span><text:span text:style-name="T8"> <text:s text:c="7"/></text:span><text:span text:style-name="T7">amqtt_db.payload.flat_deserializer.FlatDeserializer </text:span><text:span text:style-name="T8">:</text:span><text:span text:style-name="T8"><text:line-break/></text:span><text:span text:style-name="T8"> <text:s text:c="9"/></text:span><text:span text:style-name="T7">temp </text:span><text:span text:style-name="T8">: float</text:span><text:span text:style-name="T8"><text:line-break/></text:span><text:span text:style-name="T8"> <text:s text:c="9"/></text:span><text:span text:style-name="T7">rh </text:span><text:span text:style-name="T8">: float</text:span><text:span text:style-name="T8"><text:line-break/></text:span><text:span text:style-name="T8"> <text:s text:c="9"/></text:span><text:span text:style-name="T7">press </text:span><text:span text:style-name="T8">: float</text:span><text:span text:style-name="T8"><text:line-break/></text:span><text:span text:style-name="T8"> <text:s text:c="9"/></text:span><text:span text:style-name="T7">gas </text:span><text:span text:style-name="T8">: float</text:span><text:span text:style-name="T8"><text:line-break/></text:span><text:span text:style-name="T8"> <text:s text:c="9"/></text:span><text:span text:style-name="T7">'current time' </text:span><text:span text:style-name="T8">: datetime.datetime.utcfromtimesta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SemiExpandedMedium" svg:font-family="'Inconsolata SemiExpandedMedium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21-04-10T23:11:19.499241490</meta:creation-date>
    <dc:date>2021-04-10T23:44:00.832227068</dc:date>
    <dc:creator>volker </dc:creator>
    <meta:editing-duration>PT11M19S</meta:editing-duration>
    <meta:editing-cycles>3</meta:editing-cycles>
    <meta:generator>LibreOffice/6.1.5.2$Linux_X86_64 LibreOffice_project/10$Build-2</meta:generator>
    <meta:document-statistic meta:object-count="25"/>
  </office:meta>
</office:document-meta>
</file>